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 officeooo:rsid="002094fe" officeooo:paragraph-rsid="002094fe"/>
    </style:style>
    <style:style style:name="P2" style:family="paragraph" style:parent-style-name="Text_20_body">
      <style:text-properties style:font-name="arial" officeooo:rsid="00218105" officeooo:paragraph-rsid="00218105"/>
    </style:style>
    <style:style style:name="P3" style:family="paragraph" style:parent-style-name="Text_20_body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25e763" officeooo:paragraph-rsid="0025e763"/>
    </style:style>
    <style:style style:name="P5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6" style:family="paragraph" style:parent-style-name="Text_20_body">
      <style:text-properties style:font-name="arial" officeooo:rsid="0022ab37" officeooo:paragraph-rsid="0022ab37"/>
    </style:style>
    <style:style style:name="P7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8" style:family="paragraph" style:parent-style-name="Text_20_body">
      <style:text-properties style:font-name="arial" officeooo:rsid="001d8a98" officeooo:paragraph-rsid="001d8a98"/>
    </style:style>
    <style:style style:name="P9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0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1" style:family="paragraph" style:parent-style-name="Text_20_body">
      <style:text-properties style:text-line-through-style="none" style:text-line-through-type="none" style:font-name="arial" officeooo:rsid="0029915a" officeooo:paragraph-rsid="0029915a"/>
    </style:style>
    <style:style style:name="P12" style:family="paragraph" style:parent-style-name="Heading_20_1">
      <style:text-properties style:font-name="arial" officeooo:rsid="002094fe" officeooo:paragraph-rsid="002094fe"/>
    </style:style>
    <style:style style:name="P13" style:family="paragraph" style:parent-style-name="Heading_20_1">
      <style:text-properties style:font-name="arial" officeooo:rsid="00218105" officeooo:paragraph-rsid="00218105"/>
    </style:style>
    <style:style style:name="P14" style:family="paragraph" style:parent-style-name="Heading_20_1">
      <style:text-properties style:font-name="arial" officeooo:paragraph-rsid="001d8a98"/>
    </style:style>
    <style:style style:name="P15" style:family="paragraph" style:parent-style-name="Standard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font-name="arial" fo:font-size="12pt" fo:font-weight="normal" officeooo:rsid="002ffb94" officeooo:paragraph-rsid="002ffb94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style:font-name="arial" fo:font-size="14pt" fo:font-style="normal" fo:font-weight="bold" officeooo:rsid="002bbe08" officeooo:paragraph-rsid="002fea79" style:font-size-asian="14pt" style:font-style-asian="normal" style:font-weight-asian="bold" style:font-size-complex="14pt" style:font-weight-complex="bold"/>
    </style:style>
    <style:style style:name="P23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P25" style:family="paragraph" style:parent-style-name="Text_20_body" style:list-style-name="L2">
      <style:paragraph-properties fo:margin-top="0in" fo:margin-bottom="0in" style:contextual-spacing="false"/>
    </style:style>
    <style:style style:name="P26" style:family="paragraph" style:parent-style-name="Text_20_body" style:list-style-name="L3">
      <style:paragraph-properties fo:margin-top="0in" fo:margin-bottom="0in" style:contextual-spacing="false"/>
    </style:style>
    <style:style style:name="P27" style:family="paragraph" style:parent-style-name="Text_20_body" style:list-style-name="L4"/>
    <style:style style:name="P28" style:family="paragraph" style:parent-style-name="Text_20_body">
      <style:text-properties fo:color="#000000" loext:opacity="100%" style:font-name="arial" officeooo:rsid="001ee25d" officeooo:paragraph-rsid="001ee25d"/>
    </style:style>
    <style:style style:name="P29" style:family="paragraph" style:parent-style-name="Text_20_body">
      <style:text-properties fo:color="#000000" loext:opacity="100%" style:font-name="arial" fo:font-size="12pt" fo:font-weight="normal" officeooo:rsid="002b02f0" officeooo:paragraph-rsid="002b02f0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000000" loext:opacity="100%" style:font-name="arial" fo:font-size="12pt" fo:font-weight="normal" officeooo:rsid="002bbe08" officeooo:paragraph-rsid="002bbe08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000000" loext:opacity="100%" style:font-name="arial" fo:font-size="12pt" fo:font-weight="normal" officeooo:rsid="002d01c0" officeooo:paragraph-rsid="002d01c0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color="#000000" loext:opacity="100%" style:font-name="arial" fo:font-size="18pt" fo:font-weight="bold" officeooo:rsid="002b02f0" officeooo:paragraph-rsid="002b02f0" style:font-size-asian="18pt" style:font-weight-asian="bold" style:font-size-complex="18pt" style:font-weight-complex="bold"/>
    </style:style>
    <style:style style:name="P35" style:family="paragraph" style:parent-style-name="Text_20_body">
      <style:text-properties fo:color="#000000" loext:opacity="100%" style:font-name="arial" fo:font-size="18pt" fo:font-style="normal" fo:font-weight="bold" officeooo:rsid="002b02f0" officeooo:paragraph-rsid="002bbe08" style:font-size-asian="18pt" style:font-style-asian="normal" style:font-weight-asian="bold" style:font-size-complex="18pt" style:font-weight-complex="bold"/>
    </style:style>
    <style:style style:name="P36" style:family="paragraph" style:parent-style-name="Text_20_body">
      <style:text-properties fo:color="#000000" loext:opacity="100%" style:font-name="arial" fo:font-size="14pt" fo:font-weight="bold" officeooo:rsid="002bbe08" officeooo:paragraph-rsid="002bbe08" style:font-size-asian="14pt" style:font-weight-asian="bold" style:font-size-complex="14pt" style:font-weight-complex="bold"/>
    </style:style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" style:family="text">
      <style:text-properties fo:font-size="10pt" fo:font-style="normal" fo:font-weight="normal" style:font-size-asian="10pt" style:font-style-asian="normal" style:font-weight-asian="normal"/>
    </style:style>
    <style:style style:name="T4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font-style="normal" style:font-style-asian="normal"/>
    </style:style>
    <style:style style:name="T8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9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10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1" style:family="text">
      <style:text-properties fo:color="#c77dbb" loext:opacity="100%" style:font-name="JetBrains Mono" fo:font-size="10pt" fo:font-style="normal" style:font-size-asian="10pt" style:font-style-asian="normal"/>
    </style:style>
    <style:style style:name="T12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3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14" style:family="text">
      <style:text-properties fo:color="#c77dba" loext:opacity="100%" style:font-name="JetBrains Mono" fo:font-size="10pt" fo:font-style="italic" style:font-size-asian="10pt" style:font-style-asian="italic"/>
    </style:style>
    <style:style style:name="T15" style:family="text">
      <style:text-properties fo:color="#000000" loext:opacity="100%" style:font-name="arial" fo:font-size="12pt" fo:font-style="normal" fo:font-weight="normal" officeooo:rsid="002f4f29" style:font-size-asian="12pt" style:font-style-asian="normal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duktions-System</text:h>
      <text:p text:style-name="P1">Starten des Backend:</text:p>
      <text:p text:style-name="P1">pm2 start ims <text:bookmark-start text:name="__DdeLink__446_3190933178"/>ecosystem.config.js<text:bookmark-end text:name="__DdeLink__446_3190933178"/> --env production</text:p>
      <text:p text:style-name="P4">Evtl. muss erst in das Verzeichnis cd //var/www/backend/server gewechselt werden, da sonst die Meldung [PM2][ERROR] File ecosystem.config.js not found kommt.</text:p>
      <text:p text:style-name="P1">Starten des Frontend:</text:p>
      <text:p text:style-name="P1">pm2 start frontend</text:p>
      <text:p text:style-name="P1">Logfile:</text:p>
      <text:p text:style-name="P1">pm2 log</text:p>
      <text:p text:style-name="P1"/>
      <text:p text:style-name="P5">Intellij:</text:p>
      <text:p text:style-name="P2">Frontend:</text:p>
      <text:p text:style-name="P2">Start im Entwicklungsmodus: $ npm run dev</text:p>
      <text:p text:style-name="P2">Start build-Vorgang: $ npm run build</text:p>
      <text:p text:style-name="P2">Übetragen auf den Produktionsserver: $ <text:s/>rsync -avz ~/Documents/InventoryManagementSystem/client/ root@217.160.162.52:/var/www/frontend/</text:p>
      <text:h text:style-name="P13" text:outline-level="1"><text:span text:style-name="T5">Backend</text:span>:</text:h>
      <text:p text:style-name="P10">Start im Entwicklungsmodus: $ npx nodemon ./src/app.js</text:p>
      <text:p text:style-name="P2"><text:span text:style-name="T6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6">root@217.160.162.52</text:span></text:a><text:span text:style-name="T6">:/var/www/backend</text:span></text:p>
      <text:p text:style-name="P10"/>
      <text:p text:style-name="P11">GitHub:</text:p>
      <text:p text:style-name="P11">Wenn der Merge nicht funktioniert und die lokale Version master ist und hochgeladen werden soll:</text:p>
      <text:p text:style-name="P11">$ git push origin master –force</text:p>
      <text:p text:style-name="P11">Anstelle des Passwortes muss ein Token geniert und eingesetzt werden:</text:p>
      <text:p text:style-name="P11">Gehe zu deinem GitHub-Konto auf <text:a xlink:type="simple" xlink:href="https://github.com/" office:target-frame-name="_new" xlink:show="replace" text:style-name="Internet_20_link" text:visited-style-name="Visited_20_Internet_20_Link">https://github.com</text:a>.</text:p>
      <text:list xml:id="list3516082306" text:style-name="L1">
        <text:list-item>
          <text:p text:style-name="P24">Klicke oben rechts auf dein Profilbild und wähle "Settings" aus.</text:p>
        </text:list-item>
      </text:list>
      <text:list xml:id="list121731131" text:style-name="L2">
        <text:list-item>
          <text:p text:style-name="P25">In den Einstellungen gehe zu <text:span text:style-name="Strong_20_Emphasis">Developer settings</text:span> → <text:span text:style-name="Strong_20_Emphasis">Personal access tokens</text:span> → <text:span text:style-name="Strong_20_Emphasis">Tokens (classic)</text:span>.</text:p>
        </text:list-item>
      </text:list>
      <text:list xml:id="list1352224632" text:style-name="L3">
        <text:list-item>
          <text:p text:style-name="P26"><text:soft-page-break/>Erstelle einen neuen Token, indem du auf <text:span text:style-name="Strong_20_Emphasis">Generate new token</text:span> klickst. Wähle die nötigen Berechtigungen aus (zum Beispiel <text:span text:style-name="Source_20_Text">repo</text:span> für Lese- und Schreibzugriff auf deine Repositories).</text:p>
        </text:list-item>
      </text:list>
      <text:list xml:id="list1275058054" text:style-name="L4">
        <text:list-item>
          <text:p text:style-name="P27">Kopiere den Token <text:span text:style-name="Strong_20_Emphasis">sofort</text:span>, da du ihn später nicht mehr sehen kannst.</text:p>
        </text:list-item>
      </text:list>
      <text:p text:style-name="P2"/>
      <text:p text:style-name="P6">Apache config:</text:p>
      <text:p text:style-name="P7">$ nano /etc/apache2/sites-available/mbdevelop.de.conf</text:p>
      <text:p text:style-name="P6">&lt;VirtualHost *:443&gt;</text:p>
      <text:p text:style-name="P6"><text:s text:c="4"/>ServerName mbdevelop.de</text:p>
      <text:p text:style-name="P6"><text:s text:c="4"/>DocumentRoot /var/www/html/mbdevelop</text:p>
      <text:p text:style-name="P6"/>
      <text:p text:style-name="P6"><text:s text:c="4"/>SSLEngine on</text:p>
      <text:p text:style-name="P6"><text:s text:c="4"/>SSLCertificateFile /etc/letsencrypt/live/mbdevelop.de/fullchain.pem</text:p>
      <text:p text:style-name="P6"><text:s text:c="4"/>SSLCertificateKeyFile /etc/letsencrypt/live/mbdevelop.de/privkey.pem</text:p>
      <text:p text:style-name="P6"/>
      <text:p text:style-name="P6"><text:s text:c="4"/># WebSocket Support für Vite HMR</text:p>
      <text:p text:style-name="P6"><text:s text:c="4"/>RewriteEngine On</text:p>
      <text:p text:style-name="P6"><text:s text:c="4"/>RewriteCond %{HTTP:Upgrade} =websocket [NC]</text:p>
      <text:p text:style-name="P6"><text:s text:c="4"/>RewriteCond %{HTTP:Connection} upgrade [NC]</text:p>
      <text:p text:style-name="P6"><text:s text:c="4"/>RewriteRule /ws/(.*) ws://localhost:4000/$1 [P,L]</text:p>
      <text:p text:style-name="P6"/>
      <text:p text:style-name="P6"><text:s text:c="4"/># Backend für API-Anfragen</text:p>
      <text:p text:style-name="P6"><text:s text:c="4"/>ProxyPreserveHost On</text:p>
      <text:p text:style-name="P6"><text:s text:c="4"/>ProxyPass /api http://localhost:3000</text:p>
      <text:p text:style-name="P6"><text:s text:c="4"/>ProxyPassReverse /api http://localhost:3000</text:p>
      <text:p text:style-name="P6"/>
      <text:p text:style-name="P6"><text:s text:c="4"/># Frontend</text:p>
      <text:p text:style-name="P6"><text:s text:c="4"/>ProxyPass / http://localhost:4000/</text:p>
      <text:p text:style-name="P6"><text:s text:c="4"/>ProxyPassReverse / http://localhost:4000/</text:p>
      <text:p text:style-name="P6"/>
      <text:p text:style-name="P6"><text:s text:c="4"/># Weiterleitung von HTTP zu HTTPS, aber nicht für Let's Encrypt</text:p>
      <text:p text:style-name="P6"><text:s text:c="4"/># RewriteEngine On</text:p>
      <text:p text:style-name="P6"><text:s text:c="4"/># RewriteCond %{REQUEST_URI} !^/\.well-known/acme-challenge/</text:p>
      <text:p text:style-name="P6"><text:soft-page-break/><text:s text:c="4"/># RewriteRule ^/?(.*) https://%{SERVER_NAME}/$1 [R=301,L]</text:p>
      <text:p text:style-name="P6"/>
      <text:p text:style-name="P6"><text:s text:c="4"/># Zusätzliche Sicherheitsoptionen</text:p>
      <text:p text:style-name="P6"><text:s text:c="4"/>&lt;IfModule mod_headers.c&gt;</text:p>
      <text:p text:style-name="P6"><text:s text:c="8"/>Header always set Strict-Transport-Security "max-age=63072000; includeSubDomains; preload"</text:p>
      <text:p text:style-name="P6"><text:s text:c="4"/>&lt;/IfModule&gt;</text:p>
      <text:p text:style-name="P6"/>
      <text:p text:style-name="P6"><text:s text:c="4"/>ErrorLog ${APACHE_LOG_DIR}/mbdevelop_error.log</text:p>
      <text:p text:style-name="P6"><text:s text:c="4"/>CustomLog ${APACHE_LOG_DIR}/mbdevelop_access.log combined</text:p>
      <text:p text:style-name="P6">&lt;/VirtualHost&gt;</text:p>
      <text:p text:style-name="P6"/>
      <text:p text:style-name="P6">&lt;VirtualHost *:80&gt;</text:p>
      <text:p text:style-name="P6"><text:s text:c="4"/>ServerName mbdevelop.de</text:p>
      <text:p text:style-name="P6"><text:s text:c="4"/>ServerAlias www.mbdevelop.de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 text:c="4"/>RewriteEngine On</text:p>
      <text:p text:style-name="P6"><text:s text:c="4"/>RewriteCond %{REQUEST_URI} !^/\.well-known/acme-challenge/</text:p>
      <text:p text:style-name="P6"><text:s text:c="4"/>RewriteRule ^(.*)$ https://mbdevelop.de$1 [R=301,L]</text:p>
      <text:p text:style-name="P6"/>
      <text:p text:style-name="P6"><text:soft-page-break/><text:s text:c="4"/>ErrorLog ${APACHE_LOG_DIR}/error.log</text:p>
      <text:p text:style-name="P6"><text:s text:c="4"/>CustomLog ${APACHE_LOG_DIR}/access.log combined</text:p>
      <text:p text:style-name="P6">&lt;/VirtualHost&gt;</text:p>
      <text:p text:style-name="P6"/>
      <text:p text:style-name="P7">$ nano /etc/apache2/sites-available/mbphpmyadmin.ddns.net.conf</text:p>
      <text:p text:style-name="P6">&lt;VirtualHost *:443&gt;</text:p>
      <text:p text:style-name="P6"><text:s text:c="4"/>ServerName mbphpmyadmin.ddns.net</text:p>
      <text:p text:style-name="P6"><text:s text:c="4"/>DocumentRoot /usr/share/phpmyadmin</text:p>
      <text:p text:style-name="P6"/>
      <text:p text:style-name="P6"><text:s text:c="4"/>SSLEngine on</text:p>
      <text:p text:style-name="P6"/>
      <text:p text:style-name="P6"><text:s text:c="4"/>Alias /phpmyadmin /usr/share/phpmyadmin</text:p>
      <text:p text:style-name="P6"/>
      <text:p text:style-name="P6"><text:s text:c="4"/>&lt;Directory /usr/share/phpmyadmin&gt;</text:p>
      <text:p text:style-name="P6"><text:s text:c="8"/>Options SymLinksIfOwnerMatch</text:p>
      <text:p text:style-name="P6"><text:s text:c="8"/>DirectoryIndex index.php</text:p>
      <text:p text:style-name="P6"><text:s text:c="8"/>AllowOverride All</text:p>
      <text:p text:style-name="P6"><text:s text:c="8"/>Require all granted</text:p>
      <text:p text:style-name="P6"><text:s text:c="4"/>&lt;/Directory&gt;</text:p>
      <text:p text:style-name="P6"/>
      <text:p text:style-name="P6"><text:s text:c="4"/># Disallow web access to directories that don't need it</text:p>
      <text:p text:style-name="P6"><text:s text:c="4"/>&lt;Directory /usr/share/phpmyadmin/templates&gt;</text:p>
      <text:p text:style-name="P6"><text:s text:c="8"/>Require all denied</text:p>
      <text:p text:style-name="P6"><text:s text:c="4"/>&lt;/Directory&gt;</text:p>
      <text:p text:style-name="P6"><text:s text:c="4"/>&lt;Directory /usr/share/phpmyadmin/libraries&gt;</text:p>
      <text:p text:style-name="P6"><text:s text:c="8"/>Require all denied</text:p>
      <text:p text:style-name="P6"><text:s text:c="4"/>&lt;/Directory&gt;</text:p>
      <text:p text:style-name="P6"/>
      <text:p text:style-name="P6"><text:s text:c="5"/>&lt;Directory /usr/share/phpmyadmin&gt;</text:p>
      <text:p text:style-name="P6"><text:s text:c="4"/>Options SymLinksIfOwnerMatch</text:p>
      <text:p text:style-name="P6"><text:s text:c="4"/>DirectoryIndex index.php</text:p>
      <text:p text:style-name="P6"><text:s text:c="4"/>#AllowOverride All</text:p>
      <text:p text:style-name="P6"><text:soft-page-break/><text:s text:c="4"/>#Require ip 192.168.1.100</text:p>
      <text:p text:style-name="P6"><text:s text:c="4"/>#Require ip 192.168.1.101</text:p>
      <text:p text:style-name="P6"><text:s text:c="4"/># Authentifizierung aktivieren</text:p>
      <text:p text:style-name="P6"><text:s text:c="4"/>AuthType Basic</text:p>
      <text:p text:style-name="P6"><text:s text:c="4"/>AuthName "Restricted Access"</text:p>
      <text:p text:style-name="P6"><text:s text:c="4"/>AuthUserFile /etc/phpmyadmin/.htpasswd</text:p>
      <text:p text:style-name="P6"><text:s text:c="4"/>Require valid-user</text:p>
      <text:p text:style-name="P6">&lt;/Directory&gt;</text:p>
      <text:p text:style-name="P6"/>
      <text:p text:style-name="P6"><text:s text:c="12"/>ErrorLog ${APACHE_LOG_DIR}/mbphpmyadmin_error.log</text:p>
      <text:p text:style-name="P6">CustomLog ${APACHE_LOG_DIR}/mbphpmyadmin_access.log combined</text:p>
      <text:p text:style-name="P6">SSLCertificateFile /etc/letsencrypt/live/mbphpmyadmin.ddns.net/fullchain.pem</text:p>
      <text:p text:style-name="P6"><text:s text:c="4"/>SSLCertificateKeyFile /etc/letsencrypt/live/mbphpmyadmin.ddns.net/privkey.pem</text:p>
      <text:p text:style-name="P6">Include /etc/letsencrypt/options-ssl-apache.conf</text:p>
      <text:p text:style-name="P6">&lt;/VirtualHost&gt;</text:p>
      <text:p text:style-name="P6"/>
      <text:p text:style-name="P6">&lt;VirtualHost *:80&gt;</text:p>
      <text:p text:style-name="P6"><text:s text:c="4"/>ServerName mbphpmyadmin.ddns.net</text:p>
      <text:p text:style-name="P6"><text:s text:c="4"/>ServerAlias www.mbphpmyadmin.ddns.net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oft-page-break/><text:s text:c="4"/>RewriteEngine On</text:p>
      <text:p text:style-name="P6"><text:s text:c="4"/>RewriteCond %{REQUEST_URI} !^/\.well-known/acme-challenge/</text:p>
      <text:p text:style-name="P6"><text:s text:c="4"/>RewriteRule ^(.*)$ https://mbphpmyadmin.ddns.net$1 [R=301,L]</text:p>
      <text:p text:style-name="P6"/>
      <text:p text:style-name="P6"><text:s text:c="4"/>ErrorLog ${APACHE_LOG_DIR}/error.log</text:p>
      <text:p text:style-name="P6"><text:s text:c="4"/>CustomLog ${APACHE_LOG_DIR}/access.log combined</text:p>
      <text:p text:style-name="P6">&lt;/VirtualHost&gt;</text:p>
      <text:h text:style-name="P14" text:outline-level="1">Vuetify</text:h>
      <text:p text:style-name="P3"/>
      <text:p text:style-name="P8">Breakpoints (Anzeige je nach Endgeräte, Elemente können ein- und ausgeblendet werden)</text:p>
      <text:p text:style-name="P8">v-if="$vuetify.display.mobile" Anzeige nur auf mobilen Geräten</text:p>
      <text:p text:style-name="P8">Wird in das jeweilige Element eingebunden:</text:p>
      <text:p text:style-name="P8">&lt;v-footer<text:span text:style-name="T1"> v-if="$vuetify.display.mobile"</text:span></text:p>
      <text:p text:style-name="P9">Kann aber auch über:</text:p>
      <text:p text:style-name="P9">&lt;script setup&gt;</text:p>
      <text:p text:style-name="P9">import {useDisplay} from "vuetify";</text:p>
      <text:p text:style-name="P9">const { smAndUp } = useDisplay();</text:p>
      <text:p text:style-name="P28"><text:span text:style-name="T3">const </text:span><text:bookmark-start text:name="__DdeLink__42_4121600268"/><text:span text:style-name="T3">isDesktop</text:span><text:bookmark-end text:name="__DdeLink__42_4121600268"/><text:span text:style-name="T3"> = smAndUp;</text:span><text:span text:style-name="T4">&lt;v-footer </text:span><text:span text:style-name="T3">v-if="isDesktop"</text:span></text:p>
      <text:p text:style-name="P28"><text:span text:style-name="T3"/></text:p>
      <text:p text:style-name="P34"><text:span text:style-name="T7">Vuex-Store</text:span></text:p>
      <text:p text:style-name="P29"><text:span text:style-name="T7">Daten im vuex-Store sind nur für die aktuelle Sitzung gespeichert, beim Neuladen der Seite, wird der Store gelöscht.</text:span></text:p>
      <text:p text:style-name="P29"><text:span text:style-name="T7">Mit vuex-persistedstate wird der vuex-Store bei Bedarf im localStore zwischengespeichert. Keine sensible Daten speichern!!!</text:span></text:p>
      <text:p text:style-name="P32"><text:span text:style-name="T7">Hiermit werden die States bis zur Beendigung der Sitzung, durch schließen des Browsers oder des Tabs, in SessionStorage gespeichert.</text:span></text:p>
      <text:p text:style-name="P16"><text:span text:style-name="T11">plugins</text:span><text:span text:style-name="T9">: [</text:span><text:line-break/><text:span text:style-name="T9"> <text:s text:c="3"/></text:span><text:span text:style-name="T12">createPersistedState</text:span><text:span text:style-name="T9">({</text:span><text:line-break/><text:span text:style-name="T9"> <text:s text:c="7"/></text:span><text:span text:style-name="T11">paths</text:span><text:span text:style-name="T9">: [</text:span><text:span text:style-name="T2">'cartItems'</text:span><text:span text:style-name="T9">,</text:span><text:span text:style-name="T2">'userData'</text:span><text:span text:style-name="T9">], </text:span><text:span text:style-name="T13">// persistieren der gewünschten Objekten</text:span><text:line-break/><text:span text:style-name="T13"> <text:s text:c="7"/></text:span><text:span text:style-name="T11">storage</text:span><text:span text:style-name="T9">: </text:span><text:span text:style-name="T14">window</text:span><text:span text:style-name="T9">.</text:span><text:span text:style-name="T11">sessionStorage</text:span><text:span text:style-name="T9">, </text:span><text:span text:style-name="T13">// Verwendung von sessionStorage statt localStorage</text:span><text:line-break/><text:span text:style-name="T13"> <text:s text:c="3"/></text:span><text:span text:style-name="T9">}),</text:span></text:p>
      <text:p text:style-name="P15"><text:span text:style-name="T7"/></text:p>
      <text:p text:style-name="P33"><text:span text:style-name="T7">Aufgrund der Umstellung persistent, kann es zu diesem Fehler kommen:</text:span></text:p>
      <text:p text:style-name="P33"><text:span text:style-name="T7">Uncaught TypeError: cyclic object value</text:span></text:p>
      <text:p text:style-name="P33"><text:soft-page-break/><text:span text:style-name="T7">In diesem Fall muss mit .value gearbeitet werden, wenn es ein ref Object ist!</text:span></text:p>
      <text:p text:style-name="P33"><text:span text:style-name="T7">Beispiel:</text:span></text:p>
      <text:p text:style-name="P18"><text:span text:style-name="T10">existingItem</text:span><text:span text:style-name="T9">.</text:span><text:span text:style-name="T10">externeID</text:span><text:span text:style-name="T9">.</text:span><text:span text:style-name="T12">push</text:span><text:span text:style-name="T9">(value.</text:span><text:span text:style-name="T10">externeID</text:span><text:span text:style-name="T9">.</text:span><text:span text:style-name="T11">value</text:span><text:span text:style-name="T9">);</text:span><text:line-break/></text:p>
      <text:p text:style-name="P17"><text:span text:style-name="T7"/></text:p>
      <text:p text:style-name="P17"><text:span text:style-name="T7"/></text:p>
      <text:p text:style-name="P22">Variable Anzahl an Textfeldern genieren, wie z.B. beim erfassen der externenID</text:p>
      <text:p text:style-name="P19"><text:span text:style-name="T7"/></text:p>
      <text:p text:style-name="P19"><text:span text:style-name="T7">Dazu muss das Array initalisert werden:</text:span></text:p>
      <text:p text:style-name="P20"><text:span text:style-name="T8">const </text:span><text:span text:style-name="T10">textInventarNummern </text:span><text:span text:style-name="T9">= ref([]);</text:span></text:p>
      <text:p text:style-name="P19"><text:span text:style-name="T7"/></text:p>
      <text:p text:style-name="P19"><text:span text:style-name="T7">Und durch watch überwacht werden:</text:span></text:p>
      <text:p text:style-name="P20"><text:span text:style-name="T9">watch(</text:span><text:line-break/><text:span text:style-name="T9"> <text:s text:c="3"/></text:span><text:span text:style-name="T10">dialogFormFields</text:span><text:span text:style-name="T9">,</text:span><text:line-break/><text:span text:style-name="T9"> <text:s text:c="3"/>(newVal) =&gt; {</text:span><text:line-break/><text:span text:style-name="T9"> <text:s text:c="5"/></text:span><text:span text:style-name="T10">textInventarNummern</text:span><text:span text:style-name="T9">.</text:span><text:span text:style-name="T11">value </text:span><text:span text:style-name="T9">= </text:span><text:span text:style-name="T14">Array</text:span><text:span text:style-name="T9">.</text:span><text:span text:style-name="T12">from</text:span><text:span text:style-name="T9">({ </text:span><text:span text:style-name="T11">length</text:span><text:span text:style-name="T9">: newVal }, () =&gt; </text:span><text:span text:style-name="T2">''</text:span><text:span text:style-name="T9">);</text:span><text:line-break/><text:span text:style-name="T9"> <text:s text:c="3"/>},</text:span><text:line-break/><text:span text:style-name="T9"> <text:s text:c="3"/>{ </text:span><text:span text:style-name="T11">immediate</text:span><text:span text:style-name="T9">: </text:span><text:span text:style-name="T8">true </text:span><text:span text:style-name="T9">}</text:span><text:line-break/><text:span text:style-name="T9">);</text:span></text:p>
      <text:p text:style-name="P19"><text:span text:style-name="T7"/></text:p>
      <text:p text:style-name="P21"><text:span text:style-name="T7">Allerdings macht dies eine persistente Bindung des Arrays im vuex-Store nötig. Wobei dies den Vorteil hat, wenn die Seite neu geladen wird, dass die Daten weiterhin zur Verfügung stehen!</text:span></text:p>
      <text:p text:style-name="P17"><text:span text:style-name="T7"/></text:p>
      <text:p text:style-name="P35">Backend</text:p>
      <text:p text:style-name="P36"><text:span text:style-name="T7">Daten empfangen aus dem Frontend:</text:span></text:p>
      <text:p text:style-name="P30">const {cartItems, IDMitglied, IDBenutzer} = req.body;</text:p>
      <text:p text:style-name="P30">Für mehrere Elemente oder</text:p>
      <text:p text:style-name="P30">const cartItems = req.body;</text:p>
      <text:p text:style-name="P30">Für ein Element oder</text:p>
      <text:p text:style-name="P30">const refreshToken = req.body?.refreshToken;</text:p>
      <text:p text:style-name="P31">Für ein bestimmtes Element aus einem Objec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18T16:48:22.991037476</dc:date>
    <meta:editing-duration>P16DT3H21M26S</meta:editing-duration>
    <meta:editing-cycles>16</meta:editing-cycles>
    <meta:document-statistic meta:table-count="0" meta:image-count="0" meta:object-count="0" meta:page-count="7" meta:paragraph-count="165" meta:word-count="738" meta:character-count="7449" meta:non-whitespace-character-count="6399"/>
  </office:meta>
</office:document-meta>
</file>